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ymbol" svg:font-family="'Noto Symbol'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801cm" fo:margin-right="0cm" fo:text-indent="0cm" style:auto-text-indent="false" style:page-number="auto" fo:background-color="transparent"/>
      <style:text-properties fo:color="#000000" loext:opacity="100%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Calibri" fo:font-size="20pt" fo:letter-spacing="normal" fo:font-style="normal" style:text-underline-style="none" fo:font-weight="bold" style:text-blinking="false"/>
    </style:style>
    <style:style style:name="P3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000000" loext:opacity="100%" style:text-line-through-style="none" style:text-line-through-type="none" style:font-name="Calibri" fo:font-size="20pt" fo:letter-spacing="normal" fo:font-style="normal" style:text-underline-style="none" fo:font-weight="bold" style:text-blinking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Calibri" fo:font-size="20pt" fo:letter-spacing="normal" fo:font-style="normal" style:text-underline-style="none" fo:font-weight="bold" officeooo:rsid="001c826c" officeooo:paragraph-rsid="001c826c" style:text-blinking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Calibri" fo:font-size="20pt" fo:letter-spacing="normal" fo:font-style="normal" style:text-underline-style="none" fo:font-weight="bold" officeooo:rsid="001c826c" officeooo:paragraph-rsid="001c826c" style:text-blinking="fals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53857744" text:style-name="L1">
        <text:list-header>
          <text:p text:style-name="P4">O ambiente deve ser com temas africanos.</text:p>
          <text:p text:style-name="P4">Criar um jogo que o tabuleiro seja um triangulo equilátero com pequenos círculos nos seus vértices e suas medianas.</text:p>
        </text:list-header>
      </text:list>
      <text:p text:style-name="P5"><text:s/>São três peças azuis e três peças vermelhas, essas peças deverão se deslocar nos pequenos círculos no triângulo.</text:p>
      <text:p text:style-name="P5">O movimento deverá ser executado um por vez, ocupando o espaço vazio, no movimento pode saltar uma peça sobre a outra, desde que o espaço de destino esteja vazio. </text:p>
      <text:p text:style-name="P5">Vencerá o jogo quando as 3 peças de mesma cor de <text:s/>ambos jogadores estiverem alinhadas, na diagonal, horizontal ou vertical. O empate será possível por decisão dos jogadores.</text:p>
      <text:p text:style-name="P5"/>
      <text:list xml:id="list233508782931869" text:continue-numbering="true" text:style-name="L1">
        <text:list-header>
          <text:p text:style-name="P2"/>
          <text:p text:style-name="P2"/>
          <text:p text:style-name="P2"/>
          <text:p text:style-name="P2">REGRAS DO JOGO:</text:p>
          <text:list>
            <text:list-item text:start-value="1">
              <text:p text:style-name="P2">Cada jogador pega 03 peças da mesma cor.</text:p>
            </text:list-item>
            <text:list-item text:start-value="2">
              <text:p text:style-name="P3">Na sua vez, cada jogador coloca uma peça sua no círculo do tabuleiro que ainda não foi ocupado.</text:p>
            </text:list-item>
            <text:list-item text:start-value="3">
              <text:p text:style-name="P3">Quando todas as 06 peças (três de cada jogador) estiveram nos seus devidos lugares, move-se uma peça por vez, de um círculo a outro que esteja vazio, em linha reta. É permitido saltar sobre uma peça.</text:p>
            </text:list-item>
            <text:list-item text:start-value="4">
              <text:p text:style-name="P3"><text:soft-page-break/>Ao colocar a mão na peça, terá que fazer uma jogada.</text:p>
            </text:list-item>
            <text:list-item text:start-value="5">
              <text:p text:style-name="P3">Cada jogador só pode ocupar um único círculo por uma de suas peças.</text:p>
            </text:list-item>
            <text:list-item text:start-value="6">
              <text:p text:style-name="P3">Ganha quem alinhar primeiro as suas três peças de acordo com as retas que ligam os círculos.</text:p>
            </text:list-item>
            <text:list-item text:start-value="7">
              <text:p text:style-name="P3">Este jogo pode durar muito tempo sem que haja vencedor. Nesse caso, os jogadores devem decidir pelo empate.</text:p>
            </text:list-item>
          </text:list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ymbol" svg:font-family="'Noto Symbol'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22:26:01.745000000</meta:creation-date>
    <dc:date>2024-07-16T23:35:06.517000000</dc:date>
    <meta:editing-duration>PT1H9M5S</meta:editing-duration>
    <meta:editing-cycles>1</meta:editing-cycles>
    <meta:document-statistic meta:table-count="0" meta:image-count="0" meta:object-count="0" meta:page-count="2" meta:paragraph-count="16" meta:word-count="238" meta:character-count="1284" meta:non-whitespace-character-count="1069"/>
    <meta:generator>LibreOffice/7.4.7.2$Windows_X86_64 LibreOffice_project/723314e595e8007d3cf785c16538505a1c878ca5</meta:generator>
  </office:meta>
</office:document-meta>
</file>